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a65d" draw:textarea-horizontal-align="justify" draw:textarea-vertical-align="middle" draw:auto-grow-height="false" fo:min-height="1.782cm" fo:min-width="7.12cm"/>
    </style:style>
    <style:style style:name="gr2" style:family="graphic" style:parent-style-name="standard">
      <style:graphic-properties svg:stroke-color="#000000" draw:fill-color="#00a65d" draw:textarea-horizontal-align="justify" draw:textarea-vertical-align="middle" draw:auto-grow-height="false" fo:min-height="1.528cm" fo:min-width="3.9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200" draw:textarea-horizontal-align="justify" draw:textarea-vertical-align="middle" draw:auto-grow-height="false" fo:min-height="1.188cm" fo:min-width="4.35cm"/>
    </style:style>
    <style:style style:name="gr5" style:family="graphic" style:parent-style-name="objectwithoutfill">
      <style:graphic-properties svg:stroke-width="0.102cm" svg:stroke-color="#f5822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fill-color="#00a65d" draw:textarea-horizontal-align="justify" draw:textarea-vertical-align="middle" draw:auto-grow-height="false" fo:min-height="1.528cm" fo:min-width="7.247cm"/>
    </style:style>
    <style:style style:name="gr7" style:family="graphic" style:parent-style-name="standard">
      <style:graphic-properties svg:stroke-color="#000000" draw:fill-color="#fff200" draw:textarea-horizontal-align="justify" draw:textarea-vertical-align="middle" draw:auto-grow-height="false" fo:min-height="1.188cm" fo:min-width="2.374cm"/>
    </style:style>
    <style:style style:name="gr8" style:family="graphic" style:parent-style-name="standard">
      <style:graphic-properties svg:stroke-color="#000000" draw:fill-color="#00a65d" draw:textarea-horizontal-align="justify" draw:textarea-vertical-align="middle" draw:auto-grow-height="false" fo:min-height="1.188cm" fo:min-width="3.183cm"/>
    </style:style>
    <style:style style:name="gr9" style:family="graphic" style:parent-style-name="standard">
      <style:graphic-properties svg:stroke-color="#000000" draw:fill-color="#fedcc6" draw:textarea-horizontal-align="justify" draw:textarea-vertical-align="middle" draw:auto-grow-height="false" fo:min-height="1.188cm" fo:min-width="2.734cm"/>
    </style:style>
    <style:style style:name="gr10" style:family="graphic" style:parent-style-name="standard">
      <style:graphic-properties svg:stroke-color="#000000" draw:fill-color="#fedcc6" draw:textarea-horizontal-align="justify" draw:textarea-vertical-align="middle" draw:auto-grow-height="false" fo:min-height="1.188cm" fo:min-width="3.183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1.188cm" fo:min-width="3.457cm"/>
    </style:style>
    <style:style style:name="gr12" style:family="graphic" style:parent-style-name="objectwithoutfill">
      <style:graphic-properties svg:stroke-width="0.102cm" svg:stroke-color="#21409a" draw:marker-start-width="0.509cm" draw:marker-end="Arrow" draw:marker-end-width="0.61cm" draw:fill="none" draw:fill-color="#0066b3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000000" draw:fill-color="#ed1c24" draw:textarea-vertical-align="middle" draw:auto-grow-height="false" fo:min-height="0.344cm" fo:min-width="0.172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-color="#fedcc6"/>
      <style:paragraph-properties fo:text-align="center"/>
    </style:style>
    <style:style style:name="P6" style:family="paragraph">
      <loext:graphic-properties draw:fill="none" draw:fill-color="#0066b3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2.032cm" svg:x="1cm" svg:y="13.827cm">
          <text:p text:style-name="P1">CustomMobileRobo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778cm" svg:x="6.334cm" svg:y="5.445cm">
          <text:p text:style-name="P1">XMa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541cm" svg:y1="5.699cm" svg:x2="13.954cm" svg:y2="3.413cm">
          <text:p/>
        </draw:line>
        <draw:custom-shape draw:style-name="gr4" draw:text-style-name="P4" draw:layer="layout" svg:width="6.858cm" svg:height="2.032cm" svg:x="13.192cm" svg:y="1.762cm">
          <text:p text:style-name="P1">Dynamixel2Ardui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81cm" svg:y1="16.24cm" svg:x2="5.445cm" svg:y2="24.622cm">
          <text:p/>
        </draw:line>
        <draw:custom-shape draw:style-name="gr6" draw:text-style-name="P2" draw:layer="layout" svg:width="7.747cm" svg:height="1.778cm" svg:x="2.651cm" svg:y="33.385cm">
          <text:p text:style-name="P1">MecanumEncoderWhee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83cm" svg:y1="35.798cm" svg:x2="3.286cm" svg:y2="38.084cm">
          <text:p/>
        </draw:line>
        <draw:custom-shape draw:style-name="gr7" draw:text-style-name="P4" draw:layer="layout" svg:width="4.064cm" svg:height="2.032cm" svg:x="1cm" svg:y="38.338cm">
          <text:p text:style-name="P1">L298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334cm" svg:y1="35.798cm" svg:x2="7.604cm" svg:y2="37.957cm">
          <text:p/>
        </draw:line>
        <draw:custom-shape draw:style-name="gr7" draw:text-style-name="P4" draw:layer="layout" svg:width="4.064cm" svg:height="2.032cm" svg:x="5.699cm" svg:y="38.465cm">
          <text:p text:style-name="P1">Enco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207cm" svg:height="2.032cm" svg:x="1.635cm" svg:y="25.13cm">
          <text:p text:style-name="P1">4WDFun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05cm" svg:y1="17.256cm" svg:x2="23.606cm" svg:y2="16.494cm">
          <text:p/>
        </draw:line>
        <draw:custom-shape draw:style-name="gr7" draw:text-style-name="P4" draw:layer="layout" svg:width="4.064cm" svg:height="2.032cm" svg:x="23.606cm" svg:y="14.843cm">
          <text:p text:style-name="P1">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064cm" svg:height="2.032cm" svg:x="0.619cm" svg:y="19.161cm">
          <text:p text:style-name="P1">Son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064cm" svg:height="2.032cm" svg:x="20.558cm" svg:y="27.416cm">
          <text:p text:style-name="P1">LaserSwi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68cm" svg:y1="6.207cm" svg:x2="14.335cm" svg:y2="5.318cm">
          <text:p/>
        </draw:line>
        <draw:custom-shape draw:style-name="gr7" draw:text-style-name="P4" draw:layer="layout" svg:width="4.064cm" svg:height="2.032cm" svg:x="14.462cm" svg:y="4.175cm">
          <text:p text:style-name="P1">Ser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064cm" svg:height="2.032cm" svg:x="0.746cm" svg:y="22.336cm">
          <text:p text:style-name="P1">RGB col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763cm" svg:y1="4.937cm" svg:x2="10.525cm" svg:y2="3.54cm">
          <text:p/>
        </draw:line>
        <draw:custom-shape draw:style-name="gr9" draw:text-style-name="P5" draw:layer="layout" svg:width="4.572cm" svg:height="2.032cm" svg:x="8.366cm" svg:y="1.381cm">
          <text:p text:style-name="P1">4R 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26cm" svg:y1="6.334cm" svg:x2="4.683cm" svg:y2="7.223cm">
          <text:p/>
        </draw:line>
        <draw:custom-shape draw:style-name="gr7" draw:text-style-name="P4" draw:layer="layout" svg:width="4.064cm" svg:height="2.032cm" svg:x="0.492cm" svg:y="6.842cm">
          <text:p text:style-name="P1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207cm" svg:height="2.032cm" svg:x="0.873cm" svg:y="2.524cm">
          <text:p text:style-name="P1">Camera_tf_X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651cm" svg:y1="6.461cm" svg:x2="2.905cm" svg:y2="4.683cm">
          <text:p/>
        </draw:line>
        <draw:line draw:style-name="gr3" draw:text-style-name="P3" draw:layer="layout" svg:x1="5.064cm" svg:y1="2.397cm" svg:x2="8.112cm" svg:y2="2.397cm">
          <text:p/>
        </draw:line>
        <draw:custom-shape draw:style-name="gr1" draw:text-style-name="P2" draw:layer="layout" svg:width="7.62cm" svg:height="2.032cm" svg:x="12.303cm" svg:y="15.859cm">
          <text:p text:style-name="P1">OvidiusSensor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526cm" svg:y1="9.89cm" svg:x2="22.59cm" svg:y2="6.207cm">
          <text:p/>
        </draw:line>
        <draw:custom-shape draw:style-name="gr10" draw:text-style-name="P5" draw:layer="layout" svg:width="5.207cm" svg:height="2.032cm" svg:x="21.32cm" svg:y="4.175cm">
          <text:p text:style-name="P1">GripperContro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749cm" svg:y1="6.461cm" svg:x2="24.876cm" svg:y2="7.604cm">
          <text:p/>
        </draw:line>
        <draw:custom-shape draw:style-name="gr11" draw:text-style-name="P4" draw:layer="layout" svg:width="5.595cm" svg:height="2.032cm" svg:x="23.098cm" svg:y="7.731cm">
          <text:p text:style-name="P1">CapacitiveTou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064cm" svg:height="2.032cm" svg:x="16.621cm" svg:y="30.083cm">
          <text:p text:style-name="P1">Proxim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6.461cm" svg:y1="16.113cm" svg:x2="13.954cm" svg:y2="26.4cm">
          <text:p/>
        </draw:line>
        <draw:custom-shape draw:style-name="gr7" draw:text-style-name="P4" draw:layer="layout" svg:width="4.064cm" svg:height="2.032cm" svg:x="10.398cm" svg:y="38.465cm">
          <text:p text:style-name="P1">PID_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382cm" svg:y1="35.671cm" svg:x2="10.652cm" svg:y2="37.83cm">
          <text:p/>
        </draw:line>
        <draw:custom-shape draw:style-name="gr8" draw:text-style-name="P2" draw:layer="layout" svg:width="5.207cm" svg:height="2.032cm" svg:x="12.43cm" svg:y="26.527cm">
          <text:p text:style-name="P1">TRIG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94cm" svg:y1="15.859cm" svg:x2="3.921cm" svg:y2="22.336cm">
          <text:p/>
        </draw:line>
        <draw:line draw:style-name="gr3" draw:text-style-name="P3" draw:layer="layout" svg:x1="2.778cm" svg:y1="15.732cm" svg:x2="2.27cm" svg:y2="18.907cm">
          <text:p/>
        </draw:line>
        <draw:line draw:style-name="gr3" draw:text-style-name="P3" draw:layer="layout" svg:x1="15.224cm" svg:y1="28.686cm" svg:x2="17.256cm" svg:y2="30.083cm">
          <text:p/>
        </draw:line>
        <draw:line draw:style-name="gr3" draw:text-style-name="P3" draw:layer="layout" svg:x1="17.891cm" svg:y1="27.543cm" svg:x2="20.304cm" svg:y2="28.178cm">
          <text:p/>
        </draw:line>
        <draw:line draw:style-name="gr5" draw:text-style-name="P3" draw:layer="layout" svg:x1="4.683cm" svg:y1="26.781cm" svg:x2="6.08cm" svg:y2="33.766cm">
          <text:p/>
        </draw:line>
        <draw:line draw:style-name="gr12" draw:text-style-name="P6" draw:layer="layout" svg:x1="8.239cm" svg:y1="13.446cm" svg:x2="13.065cm" svg:y2="10.779cm">
          <text:p/>
        </draw:line>
        <draw:line draw:style-name="gr12" draw:text-style-name="P6" draw:layer="layout" svg:x1="5.445cm" svg:y1="13.192cm" svg:x2="8.112cm" svg:y2="6.969cm">
          <text:p/>
        </draw:line>
        <draw:line draw:style-name="gr12" draw:text-style-name="P6" draw:layer="layout" svg:x1="8.874cm" svg:y1="14.97cm" svg:x2="11.795cm" svg:y2="16.875cm">
          <text:p/>
        </draw:line>
        <draw:custom-shape draw:style-name="gr13" draw:text-style-name="P7" draw:layer="layout" svg:width="1.778cm" svg:height="1.778cm" svg:x="10.525cm" svg:y="37.32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11.668cm" svg:y="25.7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5.953cm" svg:y="24.62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9.509cm" svg:y="32.24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20.177cm" svg:y="26.01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16.875cm" svg:y="28.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0.746cm" svg:y="18.1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5.953cm" svg:y="37.32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1.254cm" svg:y="36.9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778cm" svg:height="1.778cm" svg:x="11.923cm" svg:y="14.7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2" draw:layer="layout" svg:width="5.207cm" svg:height="2.032cm" svg:x="13.319cm" svg:y="9.763cm">
          <text:p text:style-name="P1">Gri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9T17:31:30.712510105</meta:creation-date>
    <dc:date>2021-03-03T21:10:32.279852436</dc:date>
    <meta:editing-duration>PT29M42S</meta:editing-duration>
    <meta:editing-cycles>12</meta:editing-cycles>
    <meta:generator>LibreOffice/6.0.7.3$Linux_X86_64 LibreOffice_project/00m0$Build-3</meta:generator>
    <meta:document-statistic meta:object-count="54"/>
  </office:meta>
</office:document-meta>
</file>